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Variable" svg:font-family="'Source Code Variable'" style:font-pitch="fixed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Code Variable"/>
    </style:style>
  </office:automatic-styles>
  <office:body>
    <office:spreadsheet>
      <table:table table:name="pyexcel_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translation-jpn-kaz</text:p>
          </table:table-cell>
          <table:table-cell office:value-type="string" calcext:value-type="string">
            <text:p>translation-pt-team</text:p>
          </table:table-cell>
          <table:table-cell office:value-type="string" calcext:value-type="string">
            <text:p>comment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5.144:0.1</text:p>
          </table:table-cell>
          <table:table-cell office:value-type="string" calcext:value-type="string">
            <text:p>Aṅguttara Nikāya 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umbered Discourses 5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article id='an5.144'&gt;&lt;header&gt;&lt;ul&gt;&lt;li class='division'&gt;{}&lt;/li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0.2</text:p>
          </table:table-cell>
          <table:table-cell office:value-type="string" calcext:value-type="string">
            <text:p>15. Tikaṇḍakīvagg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. At Tikaṇḍakī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li&gt;{}&lt;/li&gt;&lt;/ul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0.3</text:p>
          </table:table-cell>
          <table:table-cell office:value-type="string" calcext:value-type="string">
            <text:p>144. Tikaṇḍakīsutta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4. At Tikaṇḍakī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h1 class='sutta-title'&gt;{}&lt;/h1&gt;&lt;/header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1.1</text:p>
          </table:table-cell>
          <table:table-cell office:value-type="string" calcext:value-type="string">
            <text:p>Ekaṃ samayaṃ bhagavā sākete viharati tikaṇḍakīvane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 one time the Buddha was staying near Sāketa, in Tikaṇḍakī Wood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6A5_840, msdiv144, sc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5.144:1.2</text:p>
          </table:table-cell>
          <table:table-cell office:value-type="string" calcext:value-type="string">
            <text:p>Tatra kho bhagavā bhikkhū āmantesi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re the Buddha addressed the mendicants,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1.3</text:p>
          </table:table-cell>
          <table:table-cell office:value-type="string" calcext:value-type="string">
            <text:p>“bhikkhavo”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Mendicants!”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1.4</text:p>
          </table:table-cell>
          <table:table-cell office:value-type="string" calcext:value-type="string">
            <text:p>“Bhadante”ti te bhikkhū bhagavato paccassosuṃ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Venerable sir,” they replied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1.5</text:p>
          </table:table-cell>
          <table:table-cell office:value-type="string" calcext:value-type="string">
            <text:p>Bhagavā etadavoca: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Buddha said this: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2.1</text:p>
          </table:table-cell>
          <table:table-cell office:value-type="string" calcext:value-type="string">
            <text:p>“Sādhu, bhikkhave, bhikkhu kālena kālaṃ appaṭikūle 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“Mendicants, a mendicant would do well to meditate from time to time perceiving the following: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bj20.276, csp1ed16.150, csp2ed16.150, ms16A5_841, ndp17.421, sc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5.144:2.2</text:p>
          </table:table-cell>
          <table:table-cell office:value-type="string" calcext:value-type="string">
            <text:p>Sādhu, bhikkhave, bhikkhu kālena kālaṃ paṭikūle ap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unrepulsive in the repulsive,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li&gt;{}&lt;/li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2.3</text:p>
          </table:table-cell>
          <table:table-cell office:value-type="string" calcext:value-type="string">
            <text:p>Sādhu, bhikkhave, bhikkhu kālena kālaṃ appaṭikūle ca paṭikūle ca 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repulsive in both the unrepulsive and the repulsive, and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li&gt;{}&lt;/li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2.4</text:p>
          </table:table-cell>
          <table:table-cell office:value-type="string" calcext:value-type="string">
            <text:p>Sādhu, bhikkhave, bhikkhu kālena kālaṃ paṭikūle ca appaṭikūle ca ap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 unrepulsive in both the repulsive and the unrepulsive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li&gt;{}&lt;/li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2.5</text:p>
          </table:table-cell>
          <table:table-cell office:value-type="string" calcext:value-type="string">
            <text:p>Sādhu, bhikkhave, bhikkhu kālena kālaṃ paṭikūlañca appaṭikūlañca tadubhayaṃ abhinivajjetvā upekkhako vihareyya sato sampajāno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 mendicant would do well to meditate from time to time staying equanimous, mindful and aware, rejecting both the repulsive and the unrepulsive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li&gt;{}&lt;/li&gt;&lt;/ol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3.1</text:p>
          </table:table-cell>
          <table:table-cell office:value-type="string" calcext:value-type="string">
            <text:p>Kiñca, bhikkhave, bhikkhu atthavasaṃ paṭicca appaṭikūle paṭikūlasaññī vihareyya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 what reason should a mendicant meditate perceiving the repulsive in the unrepulsive?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6A5_842, sc3</text:p>
          </table:table-cell>
          <table:table-cell office:value-type="string" calcext:value-type="string">
            <text:p>Kiñca → kathañca (pts1ed, m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5.144:3.2</text:p>
          </table:table-cell>
          <table:table-cell office:value-type="string" calcext:value-type="string">
            <text:p>‘Mā me rajanīyesu dhammesu rāgo udapādī’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May greed not arise in me for things that arouse greed.’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3.3</text:p>
          </table:table-cell>
          <table:table-cell office:value-type="string" calcext:value-type="string">
            <text:p>idaṃ kho, bhikkhave, bhikkhu atthavasaṃ paṭicca appaṭikūle 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 mendicant should meditate perceiving the repulsive in the unrepulsive for this reason.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4.1</text:p>
          </table:table-cell>
          <table:table-cell office:value-type="string" calcext:value-type="string">
            <text:p>Kiñca, bhikkhave, bhikkhu atthavasaṃ paṭicca paṭikūle appaṭikūlasaññī vihareyya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 what reason should a mendicant meditate perceiving the unrepulsive in the repulsive?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dr22.187, ms16A5_843, sc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5.144:4.2</text:p>
          </table:table-cell>
          <table:table-cell office:value-type="string" calcext:value-type="string">
            <text:p>‘Mā me dosanīyesu dhammesu doso udapādī’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May hate not arise in me for things that provoke hate.’ …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4.3</text:p>
          </table:table-cell>
          <table:table-cell office:value-type="string" calcext:value-type="string">
            <text:p>idaṃ kho, bhikkhave, bhikkhu atthavasaṃ paṭicca paṭikūle ap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5.1</text:p>
          </table:table-cell>
          <table:table-cell office:value-type="string" calcext:value-type="string">
            <text:p>Kiñca, bhikkhave, bhikkhu atthavasaṃ paṭicca appaṭikūle ca paṭikūle ca paṭikūlasaññī vihareyya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 what reason should a mendicant meditate perceiving the repulsive in both the unrepulsive and the repulsive?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6A5_844, pts-vp-pli3.170, sc5, vri37.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5.144:5.2</text:p>
          </table:table-cell>
          <table:table-cell office:value-type="string" calcext:value-type="string">
            <text:p>‘Mā me rajanīyesu dhammesu rāgo udapādi, mā me dosanīyesu dhammesu doso udapādī’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May greed not arise in me for things that arouse greed. May hate not arise in me for things that provoke hate.’ …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5.3</text:p>
          </table:table-cell>
          <table:table-cell office:value-type="string" calcext:value-type="string">
            <text:p>idaṃ kho, bhikkhave, bhikkhu atthavasaṃ paṭicca appaṭikūle ca paṭikūle ca 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6.1</text:p>
          </table:table-cell>
          <table:table-cell office:value-type="string" calcext:value-type="string">
            <text:p>Kiñca, bhikkhave, bhikkhu atthavasaṃ paṭicca paṭikūle ca appaṭikūle ca appaṭikūlasaññī vihareyya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 what reason should a mendicant meditate perceiving the unrepulsive in both the repulsive and the unrepulsive?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6A5_845, sc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5.144:6.2</text:p>
          </table:table-cell>
          <table:table-cell office:value-type="string" calcext:value-type="string">
            <text:p>‘Mā me dosanīyesu dhammesu doso udapādi, mā me rajanīyesu dhammesu rāgo udapādī’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May hate not arise in me for things that provoke hate. May greed not arise in me for things that arouse greed.’ …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6.3</text:p>
          </table:table-cell>
          <table:table-cell office:value-type="string" calcext:value-type="string">
            <text:p>idaṃ kho, bhikkhave, bhikkhu atthavasaṃ paṭicca paṭikūle ca appaṭikūle ca appaṭikūlasaññī vihareyya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7.1</text:p>
          </table:table-cell>
          <table:table-cell office:value-type="string" calcext:value-type="string">
            <text:p>Kiñca, bhikkhave, bhikkhu atthavasaṃ paṭicca paṭikūlañca appaṭikūlañca tadubhayaṃ abhinivajjetvā upekkhako vihareyya?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 what reason should a mendicant meditate staying equanimous, mindful and aware, rejecting both the repulsive and the unrepulsive?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6A5_846, ndp17.422, sc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5.144:7.2</text:p>
          </table:table-cell>
          <table:table-cell office:value-type="string" calcext:value-type="string">
            <text:p>‘Sato sampajāno mā me kvacani katthaci kiñcanaṃ rajanīyesu dhammesu rāgo udapādi, mā me kvacani katthaci kiñcanaṃ dosanīyesu dhammesu doso udapādi, mā me kvacani katthaci kiñcanaṃ mohanīyesu dhammesu moho udapādī’ti—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‘May no greed for things that arouse greed, hate for things that provoke hate, or delusion for things that promote delusion arise in me in any way at all.’ 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B’s “anywhere” for katthaci relies on the over-literal comm. gloss kisminci padese. It’s better to see this as locative of reference, “in any respect”, hence being a duplication.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vacani → kvacini (bj, sya-all, pts1ed) | kiñcanaṃ → kiñcana (bj, pts1ed); kiñcina (sya-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5.144:7.3</text:p>
          </table:table-cell>
          <table:table-cell office:value-type="string" calcext:value-type="string">
            <text:p>idaṃ kho, bhikkhave, bhikkhu atthavasaṃ paṭicca paṭikūlañca appaṭikūlañca tadubhayaṃ abhinivajjetvā upekkhako vihareyya sato sampajāno”ti.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r this reason a mendicant should meditate staying equanimous, mindful and aware, rejecting both the repulsive and the unrepulsive.” 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5.144:7.4</text:p>
          </table:table-cell>
          <table:table-cell office:value-type="string" calcext:value-type="string">
            <text:p>Catutthaṃ. 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&lt;p class='endsection'&gt;{}&lt;/p&gt;&lt;/article&gt;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Variable" svg:font-family="'Source Code Variable'" style:font-pitch="fixed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8:13:54.007579</meta:creation-date>
    <dc:date>2020-06-18T08:14:54.194461136</dc:date>
    <meta:generator>LibreOffice/6.4.2.2$Linux_X86_64 LibreOffice_project/40$Build-2</meta:generator>
    <meta:editing-cycles>2</meta:editing-cycles>
    <meta:editing-duration>PT45S</meta:editing-duration>
    <meta:document-statistic meta:table-count="1" meta:cell-count="252" meta:object-count="0"/>
  </office:meta>
</office:document-meta>
</file>